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1"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2"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5"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6"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3553df" officeooo:paragraph-rsid="00380b1f"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20" style:family="paragraph" style:parent-style-name="Standard" style:list-style-name="L1">
      <style:text-properties style:text-underline-style="none" fo:font-weight="normal" officeooo:rsid="00180f51" officeooo:paragraph-rsid="00186214" style:font-weight-asian="normal" style:font-weight-complex="normal"/>
    </style:style>
    <style:style style:name="P21" style:family="paragraph" style:parent-style-name="Standard" style:list-style-name="L1">
      <style:text-properties style:text-underline-style="none" fo:font-weight="normal" officeooo:rsid="002f237f" officeooo:paragraph-rsid="002f237f" style:font-weight-asian="normal" style:font-weight-complex="normal"/>
    </style:style>
    <style:style style:name="P22" style:family="paragraph" style:parent-style-name="Standard" style:list-style-name="L2">
      <style:text-properties style:text-underline-style="none" fo:font-weight="normal" officeooo:rsid="00256ee5" officeooo:paragraph-rsid="002a250b" style:font-weight-asian="normal" style:font-weight-complex="normal"/>
    </style:style>
    <style:style style:name="P23" style:family="paragraph" style:parent-style-name="Standard" style:list-style-name="L2">
      <style:text-properties style:text-underline-style="none" fo:font-weight="normal" officeooo:rsid="00256ee5" officeooo:paragraph-rsid="00256ee5" style:font-weight-asian="normal" style:font-weight-complex="normal"/>
    </style:style>
    <style:style style:name="P24" style:family="paragraph" style:parent-style-name="Standard" style:list-style-name="L2">
      <style:text-properties style:text-underline-style="none" fo:font-weight="normal" officeooo:rsid="00258981" officeooo:paragraph-rsid="00258981" style:font-weight-asian="normal" style:font-weight-complex="normal"/>
    </style:style>
    <style:style style:name="P25" style:family="paragraph" style:parent-style-name="Standard" style:list-style-name="L2">
      <style:text-properties style:text-underline-style="none" fo:font-weight="normal" officeooo:rsid="002bfaf5" officeooo:paragraph-rsid="002bfaf5" style:font-weight-asian="normal" style:font-weight-complex="normal"/>
    </style:style>
    <style:style style:name="P26" style:family="paragraph" style:parent-style-name="Standard" style:list-style-name="L2">
      <style:text-properties style:text-underline-style="none" fo:font-weight="normal" officeooo:rsid="00293103" officeooo:paragraph-rsid="00293103" style:font-weight-asian="normal" style:font-weight-complex="normal"/>
    </style:style>
    <style:style style:name="P27" style:family="paragraph" style:parent-style-name="Standard" style:list-style-name="L1">
      <style:text-properties style:text-underline-style="solid" style:text-underline-width="auto" style:text-underline-color="font-color" fo:font-weight="normal" officeooo:rsid="00180f51" officeooo:paragraph-rsid="00186214" style:font-weight-asian="normal" style:font-weight-complex="normal"/>
    </style:style>
    <style:style style:name="P28" style:family="paragraph" style:parent-style-name="Standard" style:list-style-name="L3"/>
    <style:style style:name="P29" style:family="paragraph" style:parent-style-name="Standard" style:list-style-name="L3">
      <style:text-properties fo:font-size="12pt" style:text-underline-style="none" fo:font-weight="normal" officeooo:rsid="003a3f4e" officeooo:paragraph-rsid="003ac19b"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31" style:family="paragraph" style:parent-style-name="Standard">
      <style:text-properties officeooo:paragraph-rsid="003bbd42"/>
    </style:style>
    <style:style style:name="P32" style:family="paragraph" style:parent-style-name="Standard">
      <style:text-properties officeooo:rsid="003eccc9" officeooo:paragraph-rsid="003eccc9"/>
    </style:style>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567b9"/>
    </style:style>
    <style:style style:name="T17" style:family="text">
      <style:text-properties officeooo:rsid="003bbd42"/>
    </style:style>
    <style:style style:name="T18" style:family="text">
      <style:text-properties officeooo:rsid="003bc10d"/>
    </style:style>
    <style:style style:name="T19" style:family="text">
      <style:text-properties officeooo:rsid="003de6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2">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3"><text:span text:style-name="T5">(SAQUÉ: </text:span>una de las características de las bases de datos multidimensionales es que son muy útiles para el análisis de los datos.<text:span text:style-name="T5">)</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1">Características:</text:p>
      <text:list xml:id="list4910152364420502919" text:style-name="L1">
        <text:list-item>
          <text:p text:style-name="P20">Soporta cálculos complejos: Debe proveer de funciones complejas con el fin de poder satisfacer las peticiones que provengan de parte del usuario.</text:p>
        </text:list-item>
        <text:list-item>
          <text:p text:style-name="P21">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27"><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5">Reglas de Codd:</text:p>
      <text:list xml:id="list8729284449397647944" text:style-name="L2">
        <text:list-item>
          <text:p text:style-name="P22">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23">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23">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24">Soporte de multi-usuario: La aplicación OLAP debe soportar accesos concurrentes, lo que conlleva mantener la integridad y la seguridad de la misma.</text:p>
        </text:list-item>
        <text:list-item>
          <text:p text:style-name="P24"><text:span text:style-name="T13">I</text:span>nfo<text:span text:style-name="T11">r</text:span>mación separada <text:span text:style-name="T10">del origen</text:span> de datos: <text:span text:style-name="T12">Esto</text:span> se relaciona mucho con lo que vimos en la <text:soft-page-break/>primer clase ya que uno almacena toda la información que va a analizar en el DW, el cual está separado las fuentes de datos.</text:p>
        </text:list-item>
        <text:list-item>
          <text:p text:style-name="P25">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26">Rendimiento uniforme: Sin importar la cantidad de dimensiones ni el tamaño que tenga la base de datos, el rendimiento no debe verse afectado significativamente.</text:p>
        </text:list-item>
        <text:list-item>
          <text:p text:style-name="P26">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3">Jerarquías:</text:p>
      <text:p text:style-name="P16">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0">Agregaciones:</text:p>
      <text:p text:style-name="P9">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14">Cubo:</text:p>
      <text:p text:style-name="P17">El cubo cubo es una metáfora visual. <text:span text:style-name="T16">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19">¿Cómo organizamos la información en pantalla?. </text:p>
      <text:p text:style-name="P19">Tratar de utilizar un cubo como base para una visualización de cuatro o más dimensiones puede ser muy complicado. Ahora, ¿qué ángulo tiene que ver con la relación entre las variables, las tiendas, tiempo, y productos? ¿Tiene algún sentido decir que las tiendas son perpendiculares a los productos o que los clientes son perpendiculares a tiempo? </text:p>
      <text:p text:style-name="P19">El uso del MTS, permite añadir <text:span text:style-name="T19">fácilmente</text:span> una cuarta dimensión al modelo. </text:p>
      <text:p text:style-name="P19">El MTS muestra el número de puntos de datos extraídos del evento y su organización lógica.</text:p>
      <text:p text:style-name="P19">Muestra más información estructural que un cubo, y puede mostrarnos un número arbitrario de dimensiones. Si desea una representación útil de los datos en forma numérica, es necesario utilizar algún tipo de visualización en forma de rejilla.</text:p>
      <text:p text:style-name="P18">Efectos de combinar dimensiones:</text:p>
      <text:list xml:id="list8512701855029907708" text:style-name="L3">
        <text:list-item>
          <text:p text:style-name="P28">Cambia la forma de los datos visibles. La longitud de una lista unidimensional es igual al producto de las longitudes de cada una de las dos dimensiones, en la estructura de dos <text:soft-page-break/>dimensiones.</text:p>
        </text:list-item>
        <text:list-item>
          <text:p text:style-name="P29">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30">No se pierden datos mediante la combinación de las dimensiones.</text:p>
      <text:p text:style-name="P31">Observe cómo las múltiples dimensiones se combinan en las fila<text:span text:style-name="T17">s</text:span>, columna<text:span text:style-name="T17">s</text:span> y página<text:span text:style-name="T17">s</text:span> de la visualización de <text:span text:style-name="T17">en forma de</text:span> rejilla. <text:span text:style-name="T18">Esta</text:span> <text:span text:style-name="T17">visualización</text:span> <text:span text:style-name="T18">puede</text:span> trabajar con N dimensiones. <text:span text:style-name="T18">La llamamos, </text:span>visualización <text:span text:style-name="T18">en forma de</text:span> rejilla multidimensional.</text:p>
      <text:p text:style-name="P32">Vistas analíticas:</text:p>
      <text:p text:style-name="P32">Si bien no hay rejillas correctas o incorrectas, hay algunas reglas básicas que se deben tener en cuenta en el análisis de datos multidimensionales en forma de cuadrícula.</text:p>
      <text:p text:style-name="P32">En primer lugar, las anidación de dimensiones través de las filas y columnas consume muchos recursos de pantalla, en relación a poner dimensiones en las páginas de la pantalla.</text:p>
      <text:p text:style-name="P32">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19T13:15:24.592301995</dc:date>
    <meta:editing-duration>PT2H32M50S</meta:editing-duration>
    <meta:editing-cycles>37</meta:editing-cycles>
    <meta:generator>LibreOffice/4.1.3.2$Linux_X86_64 LibreOffice_project/410m0$Build-2</meta:generator>
    <meta:document-statistic meta:table-count="0" meta:image-count="0" meta:object-count="0" meta:page-count="3" meta:paragraph-count="39" meta:word-count="1387" meta:character-count="8634" meta:non-whitespace-character-count="7293"/>
  </office:meta>
</office:document-meta>
</file>